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e7ad9" officeooo:paragraph-rsid="000e7ad9"/>
    </style:style>
    <style:style style:name="P2" style:family="paragraph" style:parent-style-name="Standard">
      <style:text-properties officeooo:rsid="0010088b" officeooo:paragraph-rsid="0010088b"/>
    </style:style>
    <style:style style:name="P3" style:family="paragraph" style:parent-style-name="Standard">
      <style:paragraph-properties fo:text-align="center" style:justify-single-word="false"/>
      <style:text-properties fo:font-style="normal" style:text-underline-style="none" fo:font-weight="bold" officeooo:rsid="000e7ad9" officeooo:paragraph-rsid="0010088b" style:font-style-asian="normal" style:font-weight-asian="bold" style:font-style-complex="normal" style:font-weight-complex="bold"/>
    </style:style>
    <style:style style:name="P4" style:family="paragraph" style:parent-style-name="Standard">
      <style:text-properties fo:color="#000000" loext:opacity="100%" fo:font-style="normal" officeooo:rsid="0010088b" officeooo:paragraph-rsid="0010088b" style:font-style-asian="normal" style:font-style-complex="normal"/>
    </style:style>
    <style:style style:name="P5" style:family="paragraph" style:parent-style-name="Standard">
      <style:text-properties fo:color="#000000" loext:opacity="100%" fo:font-style="normal" officeooo:rsid="00142675" officeooo:paragraph-rsid="00142675" style:font-style-asian="normal" style:font-style-complex="normal"/>
    </style:style>
    <style:style style:name="P6" style:family="paragraph" style:parent-style-name="Standard">
      <style:text-properties fo:color="#000000" loext:opacity="100%" fo:font-style="normal" officeooo:rsid="001537ea" officeooo:paragraph-rsid="001537ea" style:font-style-asian="normal" style:font-style-complex="normal"/>
    </style:style>
    <style:style style:name="P7" style:family="paragraph" style:parent-style-name="Standard">
      <style:text-properties fo:color="#000000" loext:opacity="100%" fo:font-style="normal" officeooo:rsid="0019c7b8" officeooo:paragraph-rsid="0019c7b8" style:font-style-asian="normal" style:font-style-complex="normal"/>
    </style:style>
    <style:style style:name="P8" style:family="paragraph" style:parent-style-name="Standard">
      <style:text-properties fo:color="#000000" loext:opacity="100%" fo:font-style="normal" officeooo:rsid="001b8575" officeooo:paragraph-rsid="001b8575" style:font-style-asian="normal" style:font-style-complex="normal"/>
    </style:style>
    <style:style style:name="P9" style:family="paragraph" style:parent-style-name="Standard">
      <style:text-properties fo:color="#000000" loext:opacity="100%" fo:font-style="normal" officeooo:rsid="001c2b9d" officeooo:paragraph-rsid="001c2b9d" style:font-style-asian="normal" style:font-style-complex="normal"/>
    </style:style>
    <style:style style:name="P10" style:family="paragraph" style:parent-style-name="Standard">
      <style:text-properties fo:color="#000000" loext:opacity="100%" fo:font-style="normal" officeooo:rsid="001fa853" officeooo:paragraph-rsid="001fa853" style:font-style-asian="normal" style:font-style-complex="normal"/>
    </style:style>
    <style:style style:name="P11" style:family="paragraph" style:parent-style-name="Standard">
      <style:text-properties fo:color="#000000" loext:opacity="100%" fo:font-style="normal" style:text-underline-style="solid" style:text-underline-width="auto" style:text-underline-color="font-color" officeooo:rsid="0010088b" officeooo:paragraph-rsid="0010088b" style:font-style-asian="normal" style:font-style-complex="normal"/>
    </style:style>
    <style:style style:name="P12" style:family="paragraph" style:parent-style-name="Standard">
      <style:text-properties fo:color="#000000" loext:opacity="100%" fo:font-style="normal" fo:font-weight="bold" officeooo:rsid="0010088b" officeooo:paragraph-rsid="0010088b" style:font-style-asian="normal" style:font-weight-asian="bold" style:font-style-complex="normal" style:font-weight-complex="bold"/>
    </style:style>
    <style:style style:name="P13" style:family="paragraph" style:parent-style-name="Standard">
      <style:text-properties fo:color="#000000" loext:opacity="100%" fo:font-style="normal" fo:font-weight="bold" officeooo:rsid="00142675" officeooo:paragraph-rsid="00142675" style:font-style-asian="normal" style:font-weight-asian="bold" style:font-style-complex="normal" style:font-weight-complex="bold"/>
    </style:style>
    <style:style style:name="P14" style:family="paragraph" style:parent-style-name="Standard">
      <style:text-properties fo:color="#000000" loext:opacity="100%" fo:font-style="normal" fo:font-weight="bold" officeooo:rsid="001537ea" officeooo:paragraph-rsid="001537ea" style:font-style-asian="normal" style:font-weight-asian="bold" style:font-style-complex="normal" style:font-weight-complex="bold"/>
    </style:style>
    <style:style style:name="P15" style:family="paragraph" style:parent-style-name="Standard">
      <style:text-properties fo:color="#000000" loext:opacity="100%" fo:font-style="normal" fo:font-weight="bold" officeooo:rsid="0019c7b8" officeooo:paragraph-rsid="0019c7b8" style:font-style-asian="normal" style:font-weight-asian="bold" style:font-style-complex="normal" style:font-weight-complex="bold"/>
    </style:style>
    <style:style style:name="P16" style:family="paragraph" style:parent-style-name="Standard">
      <style:text-properties fo:color="#000000" loext:opacity="100%" fo:font-style="normal" fo:font-weight="bold" officeooo:rsid="001b8575" officeooo:paragraph-rsid="001b8575" style:font-style-asian="normal" style:font-weight-asian="bold" style:font-style-complex="normal" style:font-weight-complex="bold"/>
    </style:style>
    <style:style style:name="P17" style:family="paragraph" style:parent-style-name="Standard">
      <style:text-properties fo:color="#000000" loext:opacity="100%" fo:font-style="normal" fo:font-weight="bold" officeooo:rsid="001c2b9d" officeooo:paragraph-rsid="001c2b9d" style:font-style-asian="normal" style:font-weight-asian="bold" style:font-style-complex="normal" style:font-weight-complex="bold"/>
    </style:style>
    <style:style style:name="P18" style:family="paragraph" style:parent-style-name="Standard">
      <style:text-properties fo:color="#000000" loext:opacity="100%" fo:font-style="normal" fo:font-weight="bold" officeooo:rsid="001fa853" officeooo:paragraph-rsid="001fa853"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color="#000000" loext:opacity="100%" fo:font-style="normal" style:text-underline-style="none" fo:font-weight="bold" officeooo:rsid="00142675" officeooo:paragraph-rsid="00142675" style:font-style-asian="normal" style:font-weight-asian="bold" style:font-style-complex="normal" style:font-weight-complex="bold"/>
    </style:style>
    <style:style style:name="P20" style:family="paragraph" style:parent-style-name="Standard">
      <style:text-properties fo:font-weight="bold" officeooo:rsid="000e7ad9" officeooo:paragraph-rsid="000e7ad9" style:font-weight-asian="bold" style:font-weight-complex="bold"/>
    </style:style>
    <style:style style:name="P21" style:family="paragraph" style:parent-style-name="Standard">
      <style:text-properties fo:font-weight="bold" officeooo:rsid="0010088b" officeooo:paragraph-rsid="0010088b" style:font-weight-asian="bold" style:font-weight-complex="bold"/>
    </style:style>
    <style:style style:name="P22" style:family="paragraph" style:parent-style-name="Standard">
      <style:text-properties fo:color="#3465a4" loext:opacity="100%" officeooo:rsid="000e7ad9" officeooo:paragraph-rsid="000e7ad9"/>
    </style:style>
    <style:style style:name="P23" style:family="paragraph" style:parent-style-name="Standard">
      <style:text-properties fo:color="#3465a4" loext:opacity="100%" fo:font-style="normal" officeooo:rsid="0010088b" officeooo:paragraph-rsid="0010088b" style:font-style-asian="normal" style:font-style-complex="normal"/>
    </style:style>
    <style:style style:name="P24" style:family="paragraph" style:parent-style-name="Standard">
      <style:text-properties style:text-underline-style="none" officeooo:rsid="000e7ad9" officeooo:paragraph-rsid="000e7ad9"/>
    </style:style>
    <style:style style:name="P25" style:family="paragraph" style:parent-style-name="Standard">
      <style:paragraph-properties fo:text-align="center" style:justify-single-word="false"/>
      <style:text-properties fo:font-style="italic" style:text-underline-style="none" fo:font-weight="normal" officeooo:rsid="000e7ad9" officeooo:paragraph-rsid="0010088b" style:font-style-asian="italic" style:font-weight-asian="normal" style:font-style-complex="italic" style:font-weight-complex="normal"/>
    </style:style>
    <style:style style:name="P26" style:family="paragraph" style:parent-style-name="Standard">
      <style:text-properties fo:color="#666666" loext:opacity="100%" fo:font-style="italic" officeooo:rsid="0010088b" officeooo:paragraph-rsid="0010088b" style:font-style-asian="italic" style:font-style-complex="italic"/>
    </style:style>
    <style:style style:name="P27" style:family="paragraph" style:parent-style-name="Standard">
      <style:text-properties fo:color="#000000" loext:opacity="100%" fo:font-style="normal" officeooo:rsid="0010088b" officeooo:paragraph-rsid="0010088b" style:font-style-asian="normal" style:font-style-complex="normal"/>
    </style:style>
    <style:style style:name="P28" style:family="paragraph" style:parent-style-name="Standard">
      <style:text-properties fo:color="#000000" loext:opacity="100%" fo:font-style="italic" style:text-underline-style="none" fo:font-weight="bold" officeooo:rsid="0010088b" officeooo:paragraph-rsid="0010088b" style:font-style-asian="italic" style:font-weight-asian="bold" style:font-style-complex="italic" style:font-weight-complex="bold"/>
    </style:style>
    <style:style style:name="P29" style:family="paragraph" style:parent-style-name="Standard">
      <style:text-properties fo:color="#3465a4" loext:opacity="100%" fo:font-style="normal" officeooo:rsid="0010088b" officeooo:paragraph-rsid="0010088b" style:font-style-asian="normal" style:font-style-complex="normal"/>
    </style:style>
    <style:style style:name="T1" style:family="text">
      <style:text-properties fo:font-style="italic" style:font-style-asian="italic" style:font-style-complex="italic"/>
    </style:style>
    <style:style style:name="T2" style:family="text">
      <style:text-properties fo:color="#3465a4" loext:opacity="100%"/>
    </style:style>
    <style:style style:name="T3" style:family="text">
      <style:text-properties fo:color="#000000" loext:opacity="100%"/>
    </style:style>
    <style:style style:name="T4" style:family="text">
      <style:text-properties fo:color="#000000" loext:opacity="100%" fo:font-style="italic" style:font-style-asian="italic" style:font-style-complex="italic"/>
    </style:style>
    <style:style style:name="T5" style:family="text">
      <style:text-properties fo:color="#000000" loext:opacity="100%" fo:font-style="italic" officeooo:rsid="0010088b" style:font-style-asian="italic" style:font-style-complex="italic"/>
    </style:style>
    <style:style style:name="T6" style:family="text">
      <style:text-properties fo:color="#000000" loext:opacity="100%" fo:font-style="italic" officeooo:rsid="002178ce" style:font-style-asian="italic" style:font-style-complex="italic"/>
    </style:style>
    <style:style style:name="T7" style:family="text">
      <style:text-properties fo:color="#000000" loext:opacity="100%" fo:font-style="italic" officeooo:rsid="00232f43" style:font-style-asian="italic" style:font-style-complex="italic"/>
    </style:style>
    <style:style style:name="T8" style:family="text">
      <style:text-properties fo:color="#000000" loext:opacity="100%" fo:font-style="italic" officeooo:rsid="0024ca31" style:font-style-asian="italic" style:font-style-complex="italic"/>
    </style:style>
    <style:style style:name="T9" style:family="text">
      <style:text-properties officeooo:rsid="0012e902"/>
    </style:style>
    <style:style style:name="T10" style:family="text">
      <style:text-properties officeooo:rsid="00134efd"/>
    </style:style>
    <style:style style:name="T11" style:family="text">
      <style:text-properties officeooo:rsid="0013d1d1"/>
    </style:style>
    <style:style style:name="T12" style:family="text">
      <style:text-properties officeooo:rsid="0014b696"/>
    </style:style>
    <style:style style:name="T13" style:family="text">
      <style:text-properties officeooo:rsid="0018b53a"/>
    </style:style>
    <style:style style:name="T14" style:family="text">
      <style:text-properties officeooo:rsid="0019c7b8"/>
    </style:style>
    <style:style style:name="T15" style:family="text">
      <style:text-properties officeooo:rsid="001c2b9d"/>
    </style:style>
    <style:style style:name="T16" style:family="text">
      <style:text-properties officeooo:rsid="001e2246"/>
    </style:style>
    <style:style style:name="T17" style:family="text">
      <style:text-properties officeooo:rsid="001fa853"/>
    </style:style>
    <style:style style:name="T18" style:family="text">
      <style:text-properties officeooo:rsid="001faa87"/>
    </style:style>
    <style:style style:name="T19" style:family="text">
      <style:text-properties officeooo:rsid="002178ce"/>
    </style:style>
    <style:style style:name="T20" style:family="text">
      <style:text-properties officeooo:rsid="00232f43"/>
    </style:style>
    <style:style style:name="T21" style:family="text">
      <style:text-properties fo:font-style="normal" officeooo:rsid="00232f43" style:font-style-asian="normal"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32f43"/>
    </style:style>
    <style:style style:name="T24" style:family="text">
      <style:text-properties style:text-underline-style="solid" style:text-underline-width="auto" style:text-underline-color="font-color" officeooo:rsid="0014b696"/>
    </style:style>
    <style:style style:name="T25" style:family="text">
      <style:text-properties officeooo:rsid="0024ca31"/>
    </style:style>
    <style:style style:name="T26" style:family="text">
      <style:text-properties style:text-underline-style="none" officeooo:rsid="0014b696"/>
    </style:style>
    <style:style style:name="T27" style:family="text">
      <style:text-properties fo:color="#00a933" loext:opacity="100%"/>
    </style:style>
    <style:style style:name="T28" style:family="text">
      <style:text-properties fo:color="#00a933" loext:opacity="100%" style:text-underline-style="none" officeooo:rsid="0014b696"/>
    </style:style>
    <style:style style:name="T29" style:family="text">
      <style:text-properties fo:color="#00a933" loext:opacity="100%" officeooo:rsid="0014b696"/>
    </style:style>
    <style:style style:name="T30" style:family="text">
      <style:text-properties officeooo:rsid="00260140"/>
    </style:style>
    <style:style style:name="T31" style:family="text">
      <style:text-properties officeooo:rsid="0026f7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cros de printf :</text:p>
      <text:p text:style-name="P25">va_list, va_start, va_arg, va_end</text:p>
      <text:p text:style-name="P24"/>
      <text:p text:style-name="P20">1) va_list</text:p>
      <text:p text:style-name="P1"><text:span text:style-name="T23">Type de variable qui s</text:span><text:span text:style-name="T22">tocke </text:span><text:span text:style-name="T23">la</text:span><text:span text:style-name="T22"> liste des arguments passes a une fonction variadique</text:span> <text:span text:style-name="T9">(=fonction qui accepte un nombre variable d’</text:span><text:span text:style-name="T19">arguments </text:span><text:span text:style-name="T10">= arite indefinie</text:span><text:span text:style-name="T9">)</text:span>. C’est le type de donnees utilise pour parcourir ces arguments.</text:p>
      <text:p text:style-name="P22">void<text:tab/>function(int fixed_arg, …)</text:p>
      <text:p text:style-name="P22">{</text:p>
      <text:p text:style-name="P22"><text:tab/>va_list args; <text:span text:style-name="T6">Declaration de la variable args (=les arguments de la fonction)</text:span></text:p>
      <text:p text:style-name="P22"><text:tab/>va_start(args, fixed_arg);<text:span text:style-name="T3"> </text:span><text:span text:style-name="T4">Initialise args </text:span><text:span text:style-name="T6">a fixed_arg </text:span><text:span text:style-name="T7">(la chaine entre “” : ca ne varie pas, <text:tab/>c’est toujours une chaine)</text:span></text:p>
      <text:p text:style-name="P22"><text:span text:style-name="T1"><text:tab/></text:span><text:span text:style-name="T5">Utilisation de args pour recuperer les arguments </text:span><text:span text:style-name="T7">avec </text:span><text:span text:style-name="T21">va_arg</text:span></text:p>
      <text:p text:style-name="P22"><text:tab/>va_end(args); <text:span text:style-name="T5">Nettoyage : </text:span><text:span text:style-name="T7">nettoie la liste d’arguments qui a ete declaree et initialisee <text:tab/>(va_list : declaration, va_start : initialisation)</text:span></text:p>
      <text:p text:style-name="P22">}</text:p>
      <text:p text:style-name="P1"/>
      <text:p text:style-name="P21"><text:s/>2) va_start</text:p>
      <text:p text:style-name="P2"><text:span text:style-name="T22">Intitialise</text:span> la li<text:span text:style-name="T10">s</text:span>te d’arguments variadiques. Prend 2 parametres :</text:p>
      <text:p text:style-name="P2">- va_list qui contiendra les arguments</text:p>
      <text:p text:style-name="P2">- le 2e est le dernier argument fixe de la fonction (celui juste avant les …)</text:p>
      <text:p text:style-name="P2"><text:span text:style-name="T2">va_start(args, fixed_arg);</text:span> <text:span text:style-name="T4">fixed_arg est le dernier argument fixe</text:span></text:p>
      <text:p text:style-name="P26"/>
      <text:p text:style-name="P12">3) va_arg</text:p>
      <text:p text:style-name="P4"><text:span text:style-name="T22">Va-arg recupere un argument variadique</text:span>. Il prend 2 parametres :</text:p>
      <text:p text:style-name="P4">- le 1er est la variable de type va_list <text:span text:style-name="T20">dans laquelle chercher l’argument</text:span></text:p>
      <text:p text:style-name="P4">- le 2e est le type de l’argument a recuperer</text:p>
      <text:p text:style-name="P4"><text:span text:style-name="T2">int next_arg = va_arg(args, int);</text:span></text:p>
      <text:p text:style-name="P4"/>
      <text:p text:style-name="P12">4) va_end</text:p>
      <text:p text:style-name="P4">Term<text:span text:style-name="T11">i</text:span>ne la gestion des arguments variadiques et <text:span text:style-name="T22">libere les ressources allouees a va_list</text:span>.</text:p>
      <text:p text:style-name="P4"><text:span text:style-name="T2">va_end(args);</text:span> <text:span text:style-name="T1">Nettoyage final apres utilisation de args.</text:span></text:p>
      <text:p text:style-name="P4"/>
      <text:p text:style-name="P28">Exemple d’utilisation des macros variadiques :</text:p>
      <text:p text:style-name="P4"/>
      <text:p text:style-name="P23">void<text:tab/>print_multiple_integers(int count, …)</text:p>
      <text:p text:style-name="P23">{</text:p>
      <text:p text:style-name="P23"><text:tab/>va_list args;</text:p>
      <text:p text:style-name="P23"><text:tab/>va_start(args, count); <text:span text:style-name="T4">count est le dernier argument fixe</text:span></text:p>
      <text:p text:style-name="P23"><text:tab/>int i = 0;</text:p>
      <text:p text:style-name="P23"><text:tab/>while (<text:span text:style-name="T20">i</text:span> &lt; count)</text:p>
      <text:p text:style-name="P23"><text:tab/>{</text:p>
      <text:p text:style-name="P23"><text:tab/><text:tab/>int value = va_arg(args, int); <text:span text:style-name="T4">Recupere chaque entier</text:span></text:p>
      <text:p text:style-name="P23"><text:tab/><text:tab/>printf (“%d”, value);</text:p>
      <text:p text:style-name="P23"><text:tab/><text:tab/>i++;</text:p>
      <text:p text:style-name="P23"><text:tab/>}</text:p>
      <text:p text:style-name="P23"><text:tab/>va_end(args);<text:span text:style-name="T1"> </text:span><text:span text:style-name="T4">Terminer</text:span></text:p>
      <text:p text:style-name="P23"><text:tab/>printf(“\n”);</text:p>
      <text:p text:style-name="P23">}</text:p>
      <text:p text:style-name="P23"/>
      <text:p text:style-name="P23">int<text:tab/>main(void)</text:p>
      <text:p text:style-name="P23">{</text:p>
      <text:p text:style-name="P23"><text:soft-page-break/><text:tab/>printf_multiple_integers(3, 10, 20, 30); <text:span text:style-name="T4">Imprime </text:span><text:span text:style-name="T8">count=3 int variables qui sont ici </text:span><text:span text:style-name="T4">“10 20 <text:tab/>30”</text:span></text:p>
      <text:p text:style-name="P23"><text:tab/>return (0);</text:p>
      <text:p text:style-name="P23">}</text:p>
      <text:p text:style-name="P23"/>
      <text:p text:style-name="P11">Dans cet exemple :</text:p>
      <text:p text:style-name="P4">- va_start(args, count) initialise l’acces aux arguments variadiques a partir de count</text:p>
      <text:p text:style-name="P4">- va_args(args, int) recupere chaque argument de type integers</text:p>
      <text:p text:style-name="P4">- va_end(args) termine l’utilisation de la liste variadique.</text:p>
      <text:p text:style-name="P4"/>
      <text:p text:style-name="P19">Explication code printf :</text:p>
      <text:p text:style-name="P5"/>
      <text:p text:style-name="P13">Makefile :</text:p>
      <text:p text:style-name="P5">- <text:span text:style-name="T1">all </text:span>est une cible par defaut qui<text:span text:style-name="T27"> compile tous les objectifs</text:span> principaux du projet. Elle peut regrouper plusieurs cibles en une seule commande (par ex elle peut permettre de compiler plusieurs programmes)</text:p>
      <text:p text:style-name="P5">- <text:span text:style-name="T1">ar crs </text:span>permet de creer une archive statique (bibliotheque) : <text:span text:style-name="T27">c = nouvelle archive </text:span>(ecrase l’archive potentiellement preexistante) ; <text:span text:style-name="T27">r = insere ou remplace des fichiers </text:span>dans l’archive ; <text:span text:style-name="T27">s = cree un index</text:span> (table des symboles), ce qui optimise les liens avec d’autres fichiers objets.</text:p>
      <text:p text:style-name="P5">Par exemple : <text:span text:style-name="T1">ar crs lib.a fich1.o fich2.o </text:span>= cree l’archive lib.a contenant les fichiers objets fich1 et fich2 ; cela ameliorera les performances lors du linking avec cette bibliotheque.</text:p>
      <text:p text:style-name="P5">- %.<text:span text:style-name="T12">o : %.c definit une regle de compilation pour les fichiers objet a partir des fichiers source. Le symbole % est un caractere generique (</text:span><text:span text:style-name="T28">wildcard</text:span><text:span text:style-name="T12">) qui permet de faire correspondre n’importe quel nom de fichier.</text:span></text:p>
      <text:p text:style-name="P5">- -<text:span text:style-name="T12">c $&lt; -o $@ : $&lt; est une</text:span><text:span text:style-name="T29"> variable automatique </text:span><text:span text:style-name="T12">qui represente le premier </text:span><text:span text:style-name="T29">prerequis </text:span><text:span text:style-name="T12">de la regle (le fichier source .c) ; $@ est une </text:span><text:span text:style-name="T29">variable automatique</text:span><text:span text:style-name="T12"> qui represente le</text:span><text:span text:style-name="T29"> nom de la cible</text:span><text:span text:style-name="T12"> de la regle (le fichier .o).</text:span></text:p>
      <text:p text:style-name="P6">- clean supprime les fichiers objet</text:p>
      <text:p text:style-name="P6">- fclean supprime les fichiers source</text:p>
      <text:p text:style-name="P6"/>
      <text:p text:style-name="P14">ft_printf :</text:p>
      <text:p text:style-name="P6">- <text:span text:style-name="T13">va-list args : </text:span><text:span text:style-name="T25">declaration de </text:span><text:span text:style-name="T14">la liste des arguments </text:span><text:span text:style-name="T25">variables</text:span></text:p>
      <text:p text:style-name="P6">- <text:span text:style-name="T14">ft_format est appliquee au caractere qui se trouve apres le premier % rencontre, et elle prend en parametre args</text:span></text:p>
      <text:p text:style-name="P6">- <text:span text:style-name="T14">si on ne rentre pas dans la boucle %, alors avec ft_putchar, on affiche la chaine.</text:span></text:p>
      <text:p text:style-name="P6">- <text:span text:style-name="T14">len sert a renvoyer la taille de la chaine en int. </text:span><text:span text:style-name="T30">(c’est ce que fait printf : renvoyer la taille en int)</text:span></text:p>
      <text:p text:style-name="P6"/>
      <text:p text:style-name="P15">ft_format :</text:p>
      <text:p text:style-name="P7">- en fonction du caractere (c, s, d, I, u, p, x, X, %), on applique la fonction qui permet d’afficher le type de variable que l’on veut en lui envoyant en parametre la liste d’argument et le type de variable auquel l’argument que l’on veut correspond.</text:p>
      <text:p text:style-name="P7">- chacune des fonctions utilisees renvoie un int qui correpsond a len, la taille en int de la chaine.</text:p>
      <text:p text:style-name="P7"/>
      <text:p text:style-name="P16">Fichier ft_printf_csdi%.c :</text:p>
      <text:p text:style-name="P8">- la taille d’un pointeur null est de 6, et printf affiche (null) (ce qui coincide avec une taille de 6).</text:p>
      <text:p text:style-name="P8">- ft_nb_elt_di : fonction comptant le nombre d’elements a partir de 0, en base 10, argument int.</text:p>
      <text:p text:style-name="P8">- putnbr : classique en renvoyant la taille en int qui correspond au nombre d’element (cf fonction precedente)</text:p>
      <text:p text:style-name="P8"/>
      <text:p text:style-name="P16">Fichier ft_printf_u.c :</text:p>
      <text:p text:style-name="P8">- fonction itoa version unsigned : de int vers ascii. %u correspond a un unsigned int.</text:p>
      <text:p text:style-name="P8">- ft_nb_elt (version unsigned int) permet d’attribuer a len le nombre de chiffres.</text:p>
      <text:p text:style-name="P8"><text:soft-page-break/>- malloc de dig (=len=nb de chiffres) + 1 pour ‘\0’ final</text:p>
      <text:p text:style-name="P8">- on remplit la chaine en decrementant dig, donc de droite a gauche avec des %10 et /10.</text:p>
      <text:p text:style-name="P8">- <text:span text:style-name="T15">enfin, putstr pour afficher la chaine.</text:span></text:p>
      <text:p text:style-name="P8"/>
      <text:p text:style-name="P17">Fichier ft_printf_xX.c :</text:p>
      <text:p text:style-name="P9">- l’unique difference entre upper et lower est la chaine hex (majuscule VS minuscule). Pas fait en une seule fonction par manque de place</text:p>
      <text:p text:style-name="P9">- telle que fonction printf, elle prend en argument un unsigned llong pour afficher en hexadecimales.</text:p>
      <text:p text:style-name="P9">- ft_nb_elt_hex permet de compter le nombre d’elements en base 16, cad en divisant par 16 au lieu de 10</text:p>
      <text:p text:style-name="P9">- correspondance entre base 10 et base 16 :</text:p>
      <text:p text:style-name="P9">0=0 / 1=1 / 2=2 / 3=3 / 4=4 / 5=5 / 6=6 / 7=7 / 8=8 / 9=9 / A=10 / B=11 / C=12 / D=13 / D=14 / E=15 / F=16</text:p>
      <text:p text:style-name="P9">- <text:span text:style-name="T16">on traite le cas ou nb=0 separement pour eviter des erreurs de conversion.</text:span></text:p>
      <text:p text:style-name="P9">- <text:span text:style-name="T16">on decremente i en partant de len-1 (fin de la chaine malloquee) car on va remplir la chaine avec %16, ce qui renvoie les unites <text:s/></text:span><text:span text:style-name="T17">(donc le cote droit de la chaine)</text:span></text:p>
      <text:p text:style-name="P9">- <text:span text:style-name="T17">unsigned long : valeurs plus grandeset positives uniquement. Interressant pour l’hexadecimal, qui souvent represente des adresses memoire, des codes couleurs, des identifiants. Les valeurs negatives n’ont pas de representation significative en hexadecimales.</text:span></text:p>
      <text:p text:style-name="P9"/>
      <text:p text:style-name="P18">Fichier ft_printf_p.c :</text:p>
      <text:p text:style-name="P10">- %p correspond a l’adresse d’un pointeur, ce qui est un nombre en hexadecimal minuscules.</text:p>
      <text:p text:style-name="P10">- prototype avec void * signifie que le pointeur peut pointer vers n’importe quel type de donnees (int*, char*, struct*…)</text:p>
      <text:p text:style-name="P10">- <text:span text:style-name="T18">dans le cas d’un pointeur nul, on affiche <text:s/>(nil) et une taille de 5.</text:span></text:p>
      <text:p text:style-name="P10">- <text:span text:style-name="T18">j’utilise une fonction ft_hexa_lower_plus2 qui est similaire a hexa_lower, sauf qu’elle va “artificiellement” ajouter 2 caracteres en debut de chaine finale : 0x. Ces caracteres sont toujours presents au debut d’une adresse de pointeur non null </text:span><text:span text:style-name="T31">pour indiquer qu’il s’agit d’une representation hexadecim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1:09:43.690832726</meta:creation-date>
    <dc:date>2024-10-30T18:31:04.393342340</dc:date>
    <meta:editing-duration>PT2H15M47S</meta:editing-duration>
    <meta:editing-cycles>6</meta:editing-cycles>
    <meta:generator>LibreOffice/7.3.7.2$Linux_X86_64 LibreOffice_project/30$Build-2</meta:generator>
    <meta:document-statistic meta:table-count="0" meta:image-count="0" meta:object-count="0" meta:page-count="3" meta:paragraph-count="89" meta:word-count="1069" meta:character-count="6310" meta:non-whitespace-character-count="5304"/>
  </office:meta>
</office:document-meta>
</file>